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loadMethodArgumentResolver.resolveArgument( MethodParameter parameter , Message &lt; ? &gt;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yloadMethodArgumentResolver.handleMissingBody( MethodParameter param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loadMethodArgumentResolver.getDeco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MethodArgumentResolver.getMimeType( Message &lt; ? &gt;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yloadMethodArgumentResolver.get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MethodArgumentResolver.decodeContent( MethodParameter parameter , Message &lt; ? &gt; message , boolean isContentRequired , Flux &lt; DataBuffer &gt; content , MimeType mimeTyp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ayloadMethodArgumentResolver.getValidator( Message &lt; ? &gt; message , MethodParameter paramet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yloadMethodArgumentResolver.PayloadMethodArgumentResolver( List &lt; ? extends Decoder &lt; ? &gt; &gt; decoders , @ Nullable Validator validator , @ Nullable ReactiveAdapterRegistry registry , boolean useDefaultResolu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yloadMethodArgumentResolver.handleReadError( MethodParameter parameter , Message &lt; ? &gt; message ,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loadMethodArgumentResolver.getUnexpectedPayloadError( Message &lt; ? &gt; message , MethodParameter parameter , String actua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loadMethodArgumentResolver.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MethodArgumentResolver.isUseDefault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MethodArgumentResolver.nonEmptyDataBuffer( DataBuffer 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yloadMethodArgumentResolver.supportsParameter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MethodArgumentResolver.extractContent( MethodParameter parameter , Message &lt; ? &gt;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